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officeooo:paragraph-rsid="000c54a8" style:font-size-asian="20pt" style:font-size-complex="20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c54a8" officeooo:paragraph-rsid="000c54a8" style:font-size-asian="16pt" style:font-size-complex="16pt"/>
    </style:style>
    <style:style style:name="P4" style:family="paragraph" style:parent-style-name="Standard">
      <style:text-properties fo:font-size="16pt" officeooo:paragraph-rsid="000e296b" style:font-size-asian="16pt" style:font-size-complex="16pt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0c54a8"/>
    </style:style>
    <style:style style:name="T1" style:family="text">
      <style:text-properties officeooo:rsid="000c54a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54a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54a8" style:font-weight-asian="bold" style:font-weight-complex="bold"/>
    </style:style>
    <style:style style:name="T6" style:family="text">
      <style:text-properties officeooo:rsid="000e2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aturday 3</text:span><text:span text:style-name="T3">rd</text:span><text:span text:style-name="T1"> </text:span>August</text:p>
      <text:p text:style-name="P5"/>
      <text:p text:style-name="P3">Food <text:span text:style-name="T4">4 pm</text:span></text:p>
      <text:p text:style-name="P2">Bed <text:span text:style-name="T5">6 </text:span><text:span text:style-name="T4">pm</text:span> </text:p>
      <text:p text:style-name="P2"/>
      <text:p text:style-name="P1"><text:span text:style-name="T1">Sunday 4</text:span><text:span text:style-name="T3">th</text:span><text:span text:style-name="T1"> </text:span>August</text:p>
      <text:p text:style-name="P6"/>
      <text:p text:style-name="P3">Up <text:span text:style-name="T4">1:30 am</text:span></text:p>
      <text:p text:style-name="P2">Hove <text:span text:style-name="T4">2:20 am</text:span> </text:p>
      <text:p text:style-name="P2">Streatham <text:span text:style-name="T4">3:40 am</text:span></text:p>
      <text:p text:style-name="P2"/>
      <text:p text:style-name="P2"><text:span text:style-name="T1">Queen Elizabeth Park Window </text:span><text:span text:style-name="T4">4:40 – 5:20</text:span></text:p>
      <text:p text:style-name="P2"/>
      <text:p text:style-name="P2">Leave <text:span text:style-name="T1">Time </text:span><text:span text:style-name="T4">6:08</text:span></text:p>
      <text:p text:style-name="P2"/>
      <text:p text:style-name="P2"><text:span text:style-name="T1">17mph should take till </text:span><text:span text:style-name="T4">12 </text:span><text:span text:style-name="T5">midday </text:span></text:p>
      <text:p text:style-name="P2"/>
      <text:p text:style-name="P4"><text:span text:style-name="T5">1:30 pm</text:span><text:span text:style-name="T1"> Streatham</text:span></text:p>
      <text:p text:style-name="P3"><text:span text:style-name="T4">2:30 pm</text:span> <text:span text:style-name="T6">L</text:span>eave for home </text:p>
      <text:p text:style-name="P2"><text:span text:style-name="T5">4 – 5 pm</text:span><text:span text:style-name="T1"> h</text:span>ome again – <text:span text:style-name="T1">Bed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57:47.462000000</meta:creation-date>
    <dc:date>2019-08-02T10:37:32.381000000</dc:date>
    <meta:editing-duration>PT21M4S</meta:editing-duration>
    <meta:editing-cycles>4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3" meta:word-count="50" meta:character-count="246" meta:non-whitespace-character-count="202"/>
  </office:meta>
</office:document-meta>
</file>